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fo:color="#6666ff" fo:language="ru" fo:country="RU"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8"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fo:background-color="transparent" style:font-style-asian="normal" style:font-style-complex="normal"/>
    </style:style>
    <style:style style:name="P20"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1"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ccff" fo:language="ru" fo:country="RU" fo:font-style="normal" style:font-style-asian="normal" style:font-style-complex="normal"/>
    </style:style>
    <style:style style:name="P23"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3333ff"/>
    </style:style>
    <style:style style:name="P25"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6"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7"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8"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0"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solid" draw:fill-color="#66ccff" draw:opacity="100%"/>
      <style:paragraph-properties fo:background-color="#66ccff"/>
    </style:style>
    <style:style style:name="P32"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language="en" fo:country="US"/>
    </style:style>
    <style:style style:name="P34" style:family="paragraph" style:parent-style-name="Text_20_body" style:list-style-name="L1">
      <style:paragraph-properties fo:text-align="justify" style:justify-single-word="false"/>
      <style:text-properties fo:language="ru" fo:country="RU"/>
    </style:style>
    <style:style style:name="P35" style:family="paragraph" style:parent-style-name="Text_20_body" style:list-style-name="L2">
      <style:paragraph-properties fo:text-align="justify" style:justify-single-word="false"/>
      <style:text-properties fo:language="ru" fo:country="RU"/>
    </style:style>
    <style:style style:name="P3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7" style:family="paragraph" style:parent-style-name="Text_20_body" style:list-style-name="L3">
      <style:text-properties fo:language="ru" fo:country="RU"/>
    </style:style>
    <style:style style:name="P38" style:family="paragraph" style:parent-style-name="Text_20_body" style:list-style-name="L3">
      <style:text-properties fo:language="ru" fo:country="RU" fo:background-color="#ffff00"/>
    </style:style>
    <style:style style:name="P39" style:family="paragraph" style:parent-style-name="Text_20_body">
      <loext:graphic-properties draw:fill="solid" draw:fill-color="#66ccff" draw:opacity="100%"/>
      <style:paragraph-properties fo:background-color="#66ccff"/>
      <style:text-properties style:use-window-font-color="true" fo:language="en" fo:country="US" fo:font-style="normal" officeooo:paragraph-rsid="0004c20b" style:font-style-asian="normal" style:font-style-complex="normal"/>
    </style:style>
    <style:style style:name="P40" style:family="paragraph" style:parent-style-name="Text_20_body">
      <loext:graphic-properties draw:fill="solid" draw:fill-color="#66ccff" draw:opacity="100%"/>
      <style:paragraph-properties fo:background-color="#66ccff"/>
      <style:text-properties fo:color="#3333ff" fo:language="ru" fo:country="RU" fo:font-style="normal" officeooo:paragraph-rsid="0005860d"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0"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style:style style:name="T54" style:family="text">
      <style:text-properties officeooo:rsid="00045897"/>
    </style:style>
    <style:style style:name="T55" style:family="text">
      <style:text-properties officeooo:rsid="000586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1">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1"><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5">3. Норф <text:line-break/><text:span text:style-name="T6">Dire Straits - What It Is https://www.youtube.com/watch?v=BvAUQsbKnLI</text:span></text:p>
      <text:p text:style-name="P33">4. З<text:span text:style-name="T3">аклинание Последнего Шанса. <text:line-break/>Farmer — Je T“Aime Melancholie - https://www.youtube.com/watch?v=i1xudU08wQ8</text:span></text:p>
      <text:p text:style-name="P29">5. <text:span text:style-name="T14">Нерадивый ученик, <text:s/><text:line-break/>Farmer – Psychiatric https://www.youtube.com/watch?v=wMZMKXKEQcg</text:span></text:p>
      <text:p text:style-name="P33"><text:span text:style-name="T8">6. </text:span><text:span text:style-name="T18">Нерадивый ученик-2</text:span><text:span text:style-name="T8"> — <text:line-break/>Mylene Farmer – Dessine-Moi Un Mouton https://www.youtube.com/watch?v=n7BImFx2N3g</text:span></text:p>
      <text:p text:style-name="P13"><text:span text:style-name="T53">7</text:span>. Жаркий пикник<text:line-break/>Farmer — Desechantee, <text:s/>XXL, Depeche Mode «In Your Room»</text:p>
      <text:p text:style-name="P12">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3"><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1"><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39"><text:soft-page-break/>12. Понивилль <text:line-break/>Seal – My Vision <text:a xlink:type="simple" xlink:href="https://www.youtube.com/watch?v=U6ALMNRjshI" text:style-name="Internet_20_link" text:visited-style-name="Visited_20_Internet_20_Link"><text:span text:style-name="T54">https://www.youtube.com/watch?v=U6ALMNRjshI</text:span></text:a><text:span text:style-name="T54"><text:line-break/>https://www.youtube.com/watch?v=o08AUTPlTrU</text:span></text:p>
      <text:p text:style-name="P12">13. Расследование Твайлайт Спаркл -<text:line-break/><text:span text:style-name="T5">Seal - Amazing (T</text:span><text:span text:style-name="T9">hin White Duke Remix) https://www.youtube.com/watch?v=E-00RvfVx3o</text:span></text:p>
      <text:p text:style-name="P40"><text:span text:style-name="T53">14</text:span>. Знакомство с Рэйнбоу Дэш<text:line-break/>Roxette — How Do You Do <text:s/><text:span text:style-name="T55">https://www.youtube.com/watch?v=nx2iLOvP0rM</text:span></text:p>
      <text:p text:style-name="P17">15. День сурка <text:s/><text:line-break/><text:span text:style-name="T34">Mylene Farmer — L`Ame-Stram-Gram</text:span></text:p>
      <text:p text:style-name="P17">16. Мэйнхэттен<text:line-break/><text:span text:style-name="T36">Roxette – Crush On You</text:span></text:p>
      <text:p text:style-name="P17"><text:span text:style-name="T42">17</text:span><text:span text:style-name="T35">. Деградация </text:span><text:span text:style-name="T22"><text:line-break/></text:span><text:span text:style-name="T47">Roxette – Queen of rain</text:span></text:p>
      <text:p text:style-name="P17">18. Филлидельфия<text:line-break/><text:span text:style-name="T38">Kiss – I Was Made For Lovin’ You</text:span></text:p>
      <text:p text:style-name="P17">19. Фейс-контроль<text:line-break/><text:span text:style-name="T39">Mothley Crue – Kickstart my heart</text:span></text:p>
      <text:p text:style-name="P17"><text:span text:style-name="T53">20</text:span>. Большое Откровение<text:line-break/><text:span text:style-name="T23">Seal – Crazy</text:span></text:p>
      <text:p text:style-name="P17">21. Поединок с Луной<text:line-break/><text:span text:style-name="T34">Seal-Killer</text:span></text:p>
      <text:p text:style-name="P17">22. Лучший Гранд Галопин Гала в истории<text:span text:style-name="T12"><text:line-break/></text:span><text:span text:style-name="T48">Ace Enders – million different people</text:span></text:p>
      <text:p text:style-name="P32">23. Летающий замок<text:line-break/><text:span text:style-name="T27">Solarsoul &amp; Lukas Termena — Memories From The Sky</text:span></text:p>
      <text:p text:style-name="P32"><text:span text:style-name="T53">24</text:span>. Навсегда. И всегда. <text:span text:style-name="T1">-<text:line-break/>Erasure – Always</text:span></text:p>
      <text:p text:style-name="P31"><text:span text:style-name="T50">25</text:span><text:span text:style-name="T49">. Осколки.<text:line-break/></text:span><text:bookmark text:name="eow-title3"/><text:span text:style-name="T39">Electric Light Orchestra - Sorrow About To Fall</text:span><text:span text:style-name="T41"> https://www.youtube.com/watch?v=71SbKaGb0qM</text:span></text:p>
      <text:p text:style-name="P31"><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10"><text:tab/><text:tab/>Понедельник - <text:line-break/><text:tab/><text:tab/><text:span text:style-name="T27">Michael Jackson — Get out of my mind</text:span></text:p>
      <text:p text:style-name="P17">27. Терра.<text:line-break/><text:tab/><text:tab/>Вторник- Michael Jackson — Leave Me Alone</text:p>
      <text:p text:style-name="P17"><text:tab/><text:tab/>Среда - Michael Jackson — <text:s/>This Time Around</text:p>
      <text:p text:style-name="P17">28. Терра</text:p>
      <text:p text:style-name="P17"><text:tab/><text:tab/>Четверг- Mike Oldfield – Tubular Bells II – Altered State</text:p>
      <text:p text:style-name="P17">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1"><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17">https://www.youtube.com/watch?v=GMuuLEF0a84&amp;t=160s</text:p>
      <text:p text:style-name="P31"><text:span text:style-name="T32">31</text:span><text:span text:style-name="T31">. Эпилог<text:line-break/></text:span><text:bookmark text:name="eow-title6"/><text:soft-page-break/><text:span text:style-name="T36">Daft Punk - Get Lucky https://www.youtube.com/watch?v=h5EofwRzit0</text:span></text:p>
      <text:p text:style-name="P16"/>
      <text:p text:style-name="P16">(в Эпилоге - эскиз первого рисунка – Сел ложит рог Анону на плечо — на фоне чёрного экрана)</text:p>
      <text:p text:style-name="P16">Подходящая для глав музыка:</text:p>
      <text:p text:style-name="P28">Bee Gees – You Should Be dancing</text:p>
      <text:p text:style-name="P16"><text:span text:style-name="T12">INXS – Suicide blonde,</text:span><text:span text:style-name="T23"> Mediate, Need You Tonight</text:span></text:p>
      <text:p text:style-name="P16"><text:span text:style-name="T45">Mike Oldfield — The Top Of The Morning, </text:span><text:span text:style-name="T13">Tres Lunas ”To Be Free” (Radio Edit), </text:span><text:span text:style-name="T38">Nighshade, Outcast, Secrets, Weightless, Voyager</text:span></text:p>
      <text:p text:style-name="P16">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5">ZZ Top – Gimme all your lovin</text:p>
      <text:p text:style-name="P26">David Bowie - Lets Dance</text:p>
      <text:p text:style-name="P27"><text:bookmark text:name="eow-title"/>Haddaway - What is love </text:p>
      <text:p text:style-name="P11"><text:span text:style-name="T35">Metallica-Enter Sandman</text:span><text:span text:style-name="T5"><text:line-break/></text:span>Mylene Farmer — Desechantee, <text:span text:style-name="T33">XXL</text:span></text:p>
      <text:p text:style-name="P21">Michael Jackson –Do not Stop Till You Get Enough, Get On The Floor, Burn This Disco Out, Beat It, Billie Jean, <text:span text:style-name="T34">You Rock My World</text:span></text:p>
      <text:p text:style-name="P20">Pink Floyd “Another Brick In The Wall”<text:line-break/><text:span text:style-name="T21"> </text:span><text:span text:style-name="T9">Pet Shop Boys “So Hard”, </text:span><text:span text:style-name="T1">“Disappointed”</text:span></text:p>
      <text:p text:style-name="P19">Roger Waters — What God Wants</text:p>
      <text:p text:style-name="P16">Roxette - <text:span text:style-name="T36">The Look</text:span>, Riders In The Sky</text:p>
      <text:p text:style-name="P16">Synthis — Empty Skies</text:p>
      <text:p text:style-name="P16">Blusoul — Eat Dust</text:p>
      <text:p text:style-name="P22">d.notive — Talking Flight</text:p>
      <text:p text:style-name="P16">Cure — Apart, Love Song, Lullaby, The Big Hand, Wrong Number</text:p>
      <text:p text:style-name="P16">Martin Mitton — Lonely Girl</text:p>
      <text:p text:style-name="P16">A-ha — The Sun Always shines on TV</text:p>
      <text:p text:style-name="P18">Coldplay — Do not panic, Talk</text:p>
      <text:p text:style-name="P18">Cranberries — Animal Instinct</text:p>
      <text:p text:style-name="P18">Deep Purple — Smoke On The Water</text:p>
      <text:p text:style-name="P18">Depeche Mode — Never Let Me Down Again,Master And Servants,A Question Of Time,No Good,Painkiller</text:p>
      <text:p text:style-name="P30">Seal — Kiss From A Rose</text:p>
      <text:p text:style-name="P14">Blue Ouster Cult – Do Not Fear The Reaper</text:p>
      <text:p text:style-name="P14">Enigma – Return To Innocence</text:p>
      <text:p text:style-name="P23">Erasure – <text:span text:style-name="T14">I love to hate you</text:span></text:p>
      <text:p text:style-name="P14">Foreigner – Urgent</text:p>
      <text:p text:style-name="P14">Jarre – Chronologie, Calypso 1, Globe Trotter</text:p>
      <text:p text:style-name="P24">Linkin Park — Numb</text:p>
      <text:p text:style-name="P24">Megadeth — Symphony Of Destruction</text:p>
      <text:p text:style-name="P24"><text:soft-page-break/>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7094344830351819663" text:style-name="L1">
        <text:list-item>
          <text:p text:style-name="P34">Книги:</text:p>
        </text:list-item>
      </text:list>
      <text:list xml:id="list2436395420040329814" text:style-name="L2">
        <text:list-item>
          <text:p text:style-name="P35">«Великие грифоны прошлого» - из канона (5<text:span text:style-name="T1">s8e)</text:span></text:p>
        </text:list-item>
        <text:list-item>
          <text:p text:style-name="P35">«Высшие заклинания в повседневном использовании: от песчинки до дворца»</text:p>
        </text:list-item>
        <text:list-item>
          <text:p text:style-name="P36">«Малоизвестные аспекты магии трансформаций»</text:p>
        </text:list-item>
        <text:list-item>
          <text:p text:style-name="P3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5">Дасти Вейфарер «Зебрианская культура, быт и фольклор»</text:p>
        </text:list-item>
        <text:list-item>
          <text:p text:style-name="P35">«Краткая история Эквестрии»</text:p>
        </text:list-item>
        <text:list-item>
          <text:p text:style-name="P35">«Шедевры архитектуры Эквестрии» с разделом о Кантерлотском Королевском Дворце</text:p>
        </text:list-item>
        <text:list-item>
          <text:p text:style-name="P35">«Великие дела и великие чары». Страница 893: …</text:p>
        </text:list-item>
        <text:list-item>
          <text:p text:style-name="P35">«<text:span text:style-name="T2">Природа Проклятий</text:span>» - обмен</text:p>
        </text:list-item>
        <text:list-item>
          <text:p text:style-name="P35"><text:span text:style-name="T2">«Магия для Чайников»</text:span> - обмен</text:p>
        </text:list-item>
        <text:list-item>
          <text:p text:style-name="P35"><text:span text:style-name="T2">«Энциклопедия Арканум»</text:span> - обмен</text:p>
        </text:list-item>
        <text:list-item>
          <text:p text:style-name="P35">«О Гейсах» - обмен</text:p>
        </text:list-item>
        <text:list-item>
          <text:p text:style-name="P35">«<text:span text:style-name="T2">Тайны Тайных Наук</text:span>» - обмен</text:p>
        </text:list-item>
        <text:list-item>
          <text:p text:style-name="P36">«Основы Заклятий» - обмен</text:p>
        </text:list-item>
        <text:list-item>
          <text:p text:style-name="P35">«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831986225512931812" text:style-name="L3">
        <text:list-item>
          <text:p text:style-name="P3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8">Селестия — переменчивая пони. В одно время не строгая, а в другое может быть такой, что страшно становится</text:p>
        </text:list-item>
        <text:list-item>
          <text:p text:style-name="P37"><text:soft-page-break/>У Селестии были такие элементы гармонии: Магия, Доброта, Смех. У Луны — Верность, Честность, Щедрость. (ксенофазия)</text:p>
        </text:list-item>
        <text:list-item>
          <text:p text:style-name="P3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37">Около 820-ти лет назад будущий маг Лайтнинг Стар поступил на обучение к наставнику Тииспоту</text:p>
        </text:list-item>
        <text:list-item>
          <text:p text:style-name="P3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7">У Селестии грива и хвост развеваются и переливаются от магического шампуня</text:p>
        </text:list-item>
        <text:list-item>
          <text:p text:style-name="P37">Тело Селестии очень крепкое — может выдержать несколько тонн земли</text:p>
        </text:list-item>
        <text:list-item>
          <text:p text:style-name="P37">Дискорд намного старше принцесс, его магия сильнее ихней на голову</text:p>
        </text:list-item>
        <text:list-item>
          <text:p text:style-name="P37">Луна младше Селестии на 3 года. Сёстрам около 5000 лет. <text:span text:style-name="T2">По другим данным, Селестии около 2500 лет (Обмен).</text:span></text:p>
        </text:list-item>
        <text:list-item>
          <text:p text:style-name="P37">Принцессы начали войну с Дискордом в возрасте, когда им было около 700 лет — и продолжалась война почти сто лет</text:p>
        </text:list-item>
        <text:list-item>
          <text:p text:style-name="P37">Самый главный враг сестёр и Дискорда — скука</text:p>
        </text:list-item>
        <text:list-item>
          <text:p text:style-name="P37">В Эквестрии на одного жеребца приходится четыре - пять кобыл</text:p>
        </text:list-item>
        <text:list-item>
          <text:p text:style-name="P3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7">Селестия в первые полторы тысячи лет путешествовала — и заварила несколько войн (две — с Эквестрией, в одной была против Луны)</text:p>
        </text:list-item>
        <text:list-item>
          <text:p text:style-name="P37">Настоящий цвет гривы Селестии — клубнично-розовая. Радужный цвет гривы и хвоста поддерживается магией</text:p>
        </text:list-item>
        <text:list-item>
          <text:p text:style-name="P37">Кроме Дискорда, старше сестёр ещё старейшина драконов</text:p>
        </text:list-item>
        <text:list-item>
          <text:p text:style-name="P37">Кэйденс не прожила и 60-ти лет и является низкорожденной</text:p>
        </text:list-item>
        <text:list-item>
          <text:p text:style-name="P3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7">Народ тихо фигел от нововведений и с ещё большим ожесточением продолжал делать по-своему</text:p>
        </text:list-item>
        <text:list-item>
          <text:p text:style-name="P3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7">Когда пони женятся, они обмениваются ножными браслетами</text:p>
        </text:list-item>
        <text:list-item>
          <text:p text:style-name="P37">Светилами, кроме сестёр, могут управлять единороги (группы), Дискорд, Твайлайт и Старсвирл</text:p>
        </text:list-item>
        <text:list-item>
          <text:p text:style-name="P37">Королева Кризалис — правительница Зелёной Долины</text:p>
        </text:list-item>
        <text:list-item>
          <text:p text:style-name="P37">Мать Луны и Селестии — аликорн Лорен. Мать Дискорда — Алиса (пони-человек)</text:p>
        </text:list-item>
        <text:list-item>
          <text:p text:style-name="P37"><text:soft-page-break/>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1-13T17:20:23.355073018</dc:date>
    <meta:editing-duration>P15DT16H54M29S</meta:editing-duration>
    <meta:editing-cycles>588</meta:editing-cycles>
    <meta:generator>LibreOffice/5.1.6.2$Linux_X86_64 LibreOffice_project/10m0$Build-2</meta:generator>
    <meta:document-statistic meta:table-count="0" meta:image-count="0" meta:object-count="0" meta:page-count="6" meta:paragraph-count="136" meta:word-count="1438" meta:character-count="10208" meta:non-whitespace-character-count="8826"/>
  </office:meta>
</office:document-meta>
</file>